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a115f" officeooo:paragraph-rsid="0011f7e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Math TeX Gyre" fo:font-size="18pt" style:text-underline-style="solid" style:text-underline-width="auto" style:text-underline-color="font-color" fo:font-weight="bold" officeooo:rsid="002a115f" officeooo:paragraph-rsid="0011f7e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4pt" style:text-underline-style="none" fo:font-weight="bold" officeooo:rsid="0011f7e3" officeooo:paragraph-rsid="0011f7e3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4pt" style:text-underline-style="none" fo:font-weight="bold" officeooo:rsid="0012f177" officeooo:paragraph-rsid="0012f177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4pt" style:text-underline-style="none" fo:font-weight="bold" officeooo:rsid="0012f177" officeooo:paragraph-rsid="00239f13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14pt" style:text-underline-style="none" fo:font-weight="normal" officeooo:rsid="001b0435" officeooo:paragraph-rsid="001b0435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4pt" style:text-underline-style="none" fo:font-weight="normal" officeooo:rsid="001c89f5" officeooo:paragraph-rsid="00239f13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4pt" style:text-underline-style="none" fo:font-weight="normal" officeooo:rsid="0011f7e3" officeooo:paragraph-rsid="00250bf4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14pt" style:text-underline-style="none" fo:font-weight="bold" officeooo:rsid="0012f177" officeooo:paragraph-rsid="00250bf4" style:font-size-asian="12.25pt" style:font-weight-asian="bold" style:font-size-complex="14pt" style:font-weight-complex="bold"/>
    </style:style>
    <style:style style:name="T1" style:family="text">
      <style:text-properties officeooo:rsid="0011f7e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c2e6e"/>
    </style:style>
    <style:style style:name="T4" style:family="text">
      <style:text-properties fo:font-weight="normal" officeooo:rsid="001c89f5" style:font-weight-asian="normal" style:font-weight-complex="normal"/>
    </style:style>
    <style:style style:name="T5" style:family="text">
      <style:text-properties fo:font-weight="normal" officeooo:rsid="001fb49f" style:font-weight-asian="normal" style:font-weight-complex="normal"/>
    </style:style>
    <style:style style:name="T6" style:family="text">
      <style:text-properties fo:font-weight="normal" officeooo:rsid="00239f13" style:font-weight-asian="normal" style:font-weight-complex="normal"/>
    </style:style>
    <style:style style:name="T7" style:family="text">
      <style:text-properties fo:font-weight="normal" officeooo:rsid="00250bf4" style:font-weight-asian="normal" style:font-weight-complex="normal"/>
    </style:style>
    <style:style style:name="T8" style:family="text">
      <style:text-properties officeooo:rsid="002249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QL Assignment <text:span text:style-name="T1">3</text:span></text:p>
      <text:p text:style-name="P1"/>
      <text:p text:style-name="P3">Q1. Does ANSI reccognize the data type DATE?</text:p>
      <text:p text:style-name="P8"><text:span text:style-name="T2">Ans:</text:span><text:tab/><text:span text:style-name="T8">No, ANSI only recognizes character (char &amp; varchar) and <text:s text:c="25"/></text:span></text:p>
      <text:p text:style-name="P8"><text:span text:style-name="T8"><text:s text:c="8"/>number (int &amp; float) type data</text:span><text:span text:style-name="T3">.</text:span></text:p>
      <text:p text:style-name="P6"/>
      <text:p text:style-name="P4">Q2. Which subdivision of SQL is used to insert values in table?</text:p>
      <text:p text:style-name="P5">Ans:<text:tab/><text:span text:style-name="T4">SQL insert into statement is used to add new rows into the </text:span></text:p>
      <text:p text:style-name="P7"><text:s text:c="8"/>table.</text:p>
      <text:p text:style-name="P9"><text:span text:style-name="T4"><text:s text:c="8"/></text:span><text:span text:style-name="T6">e.g.</text:span><text:span text:style-name="T4">: insert into emp (enum,ename,dept,sal) values </text:span></text:p>
      <text:p text:style-name="P5"><text:span text:style-name="T4"><text:s text:c="9"/>(10</text:span><text:span text:style-name="T6">21</text:span><text:span text:style-name="T4">, ‘P</text:span><text:span text:style-name="T6">rasann</text:span><text:span text:style-name="T4">’, ‘</text:span><text:span text:style-name="T7">EXP</text:span><text:span text:style-name="T4">’,7000</text:span><text:span text:style-name="T6">0</text:span><text:span text:style-name="T4">); </text:span></text:p>
      <text:p text:style-name="P9"><text:span text:style-name="T4"><text:s text:c="9"/>where ‘emp’ is </text:span><text:span text:style-name="T5">table name containing ‘enum’, ‘ename’, <text:s text:c="7"/></text:span></text:p>
      <text:p text:style-name="P9"><text:span text:style-name="T5"><text:s text:c="9"/></text:span><text:span text:style-name="T5">‘dept’,‘sal’ as column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4:27:23.161445572</meta:creation-date>
    <meta:generator>LibreOffice/7.3.7.2$Linux_X86_64 LibreOffice_project/30$Build-2</meta:generator>
    <dc:date>2023-09-12T22:50:40.453126624</dc:date>
    <meta:editing-duration>PT27M11S</meta:editing-duration>
    <meta:editing-cycles>11</meta:editing-cycles>
    <meta:document-statistic meta:table-count="0" meta:image-count="0" meta:object-count="0" meta:page-count="1" meta:paragraph-count="11" meta:word-count="73" meta:character-count="529" meta:non-whitespace-character-count="379"/>
  </office:meta>
</office:document-meta>
</file>